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Párrafodelista" style:list-style-name="LFO2" style:family="paragraph"/>
    <style:style style:name="P4" style:parent-style-name="Párrafodelista" style:list-style-name="LFO2" style:family="paragraph"/>
    <style:style style:name="P5" style:parent-style-name="Párrafodelista" style:list-style-name="LFO2" style:family="paragraph"/>
    <style:style style:name="P6" style:parent-style-name="Párrafodelista" style:list-style-name="LFO2" style:family="paragraph"/>
    <style:style style:name="P7" style:parent-style-name="Párrafodelista" style:list-style-name="LFO2" style:family="paragraph"/>
    <style:style style:name="P8" style:parent-style-name="Párrafodelista" style:list-style-name="LFO2" style:family="paragraph"/>
    <style:style style:name="P9" style:parent-style-name="Párrafodelista" style:list-style-name="LFO2" style:family="paragraph"/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Párrafodelista" style:list-style-name="LFO3" style:family="paragraph"/>
    <style:style style:name="P13" style:parent-style-name="Párrafodelista" style:list-style-name="LFO3" style:family="paragraph"/>
    <style:style style:name="P14" style:parent-style-name="Párrafodelista" style:list-style-name="LFO3" style:family="paragraph"/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Párrafodelista" style:list-style-name="LFO1" style:family="paragraph"/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Párrafodelista" style:list-style-name="LFO1" style:family="paragraph"/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Párrafodelista" style:list-style-name="LFO1" style:family="paragraph"/>
    <style:style style:name="P21" style:parent-style-name="Párrafodelista" style:family="paragraph">
      <style:text-properties fo:font-weight="bold" style:font-weight-asian="bold" style:font-weight-complex="bold"/>
    </style:style>
    <style:style style:name="P22" style:parent-style-name="Párrafodelista" style:list-style-name="LFO1" style:family="paragraph"/>
    <style:style style:name="P23" style:parent-style-name="Párrafodelista" style:family="paragraph">
      <style:text-properties fo:font-weight="bold" style:font-weight-asian="bold" style:font-weight-complex="bold"/>
    </style:style>
    <style:style style:name="P24" style:parent-style-name="Párrafodelista" style:list-style-name="LFO1" style:family="paragraph"/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Párrafodelista" style:family="paragraph">
      <style:text-properties fo:font-weight="bold" style:font-weight-asian="bold" style:font-weight-complex="bold"/>
    </style:style>
    <style:style style:name="P27" style:parent-style-name="Párrafodelista" style:list-style-name="LFO1" style:family="paragraph"/>
    <style:style style:name="P28" style:parent-style-name="Párrafodelista" style:family="paragraph">
      <style:text-properties fo:font-weight="bold" style:font-weight-asian="bold" style:font-weight-complex="bold"/>
    </style:style>
    <style:style style:name="P29" style:parent-style-name="Párrafodelista" style:family="paragraph">
      <style:text-properties fo:font-weight="bold" style:font-weight-asian="bold" style:font-weight-complex="bold"/>
    </style:style>
    <style:style style:name="P30" style:parent-style-name="Párrafodelista" style:list-style-name="LFO1" style:family="paragraph"/>
    <style:style style:name="T31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line-break/>Actividad de clase 1</text:p>
      <text:p text:style-name="Normal">En el apartado anterior hemos visto que la <text:span text:style-name="T2">administración</text:span> tiene varias características fundamentales:</text:p>
      <text:list text:style-name="LFO2" text:continue-numbering="true">
        <text:list-item>
          <text:p text:style-name="P3">Universalidad</text:p>
        </text:list-item>
        <text:list-item>
          <text:p text:style-name="P4">Especificidad</text:p>
        </text:list-item>
        <text:list-item>
          <text:p text:style-name="P5">Unidad temporal</text:p>
        </text:list-item>
        <text:list-item>
          <text:p text:style-name="P6">Unidad jerárquica</text:p>
        </text:list-item>
        <text:list-item>
          <text:p text:style-name="P7">Valor instrumental</text:p>
        </text:list-item>
        <text:list-item>
          <text:p text:style-name="P8">Interdisciplinariedad</text:p>
        </text:list-item>
        <text:list-item>
          <text:p text:style-name="P9">Flexibilidad</text:p>
        </text:list-item>
      </text:list>
      <text:p text:style-name="Normal">A continuación, tienes <text:span text:style-name="T10">7 casos prácticos</text:span> que representan cada una de estas características.</text:p>
      <text:p text:style-name="Normal"><text:span text:style-name="T11">Tu tarea es la siguiente:</text:span></text:p>
      <text:list text:style-name="LFO3" text:continue-numbering="true">
        <text:list-item>
          <text:p text:style-name="P12">Lee atentamente cada caso.</text:p>
        </text:list-item>
        <text:list-item>
          <text:p text:style-name="P13">Relaciónalo con la característica de la administración que mejor lo describe.</text:p>
        </text:list-item>
        <text:list-item>
          <text:p text:style-name="P14">Justifica tu respuesta en 2-3 frases, explicando por qué has hecho esa elección.</text:p>
        </text:list-item>
      </text:list>
      <text:p text:style-name="Normal"><text:span text:style-name="T15">Casos a analizar</text:span></text:p>
      <text:list text:style-name="LFO1" text:continue-numbering="true">
        <text:list-item>
          <text:p text:style-name="P16">Una ONG organiza un evento solidario: al mismo tiempo que planifica la recogida de alimentos, ya está distribuyendo voluntarios y controlando las donaciones.<text:s/><text:span text:style-name="T17">Especificidad.</text:span></text:p>
        </text:list-item>
        <text:list-item>
          <text:p text:style-name="P18">En un hospital, la dirección marca políticas, los jefes de servicio organizan equipos y el personal sanitario atiende a pacientes.<text:s/><text:span text:style-name="T19">Unidad jerárquica.</text:span></text:p>
        </text:list-item>
        <text:list-item>
          <text:p text:style-name="P20">Una empresa de software combina derecho para contratos, estadística para informes y psicología para motivar a los equipos, todo integrado en su gestión.</text:p>
        </text:list-item>
      </text:list>
      <text:p text:style-name="P21">Interdisciplinariedad.</text:p>
      <text:list text:style-name="LFO1" text:continue-numbering="true">
        <text:list-item>
          <text:p text:style-name="P22">Una pyme adapta horarios de trabajo según la demanda, mientras que una multinacional mantiene procesos rígidos y estandarizados.</text:p>
        </text:list-item>
      </text:list>
      <text:p text:style-name="P23">Flexibilidad.</text:p>
      <text:list text:style-name="LFO1" text:continue-numbering="true">
        <text:list-item>
          <text:p text:style-name="P24">Una asociación cultural organiza un festival: la gestión de voluntarios y recursos no es un fin, sino el medio para alcanzar su verdadero objetivo, promover la cultura.<text:s/><text:span text:style-name="T25">Valor instrumental.</text:span></text:p>
        </text:list-item>
      </text:list>
      <text:p text:style-name="P26"/>
      <text:list text:style-name="LFO1" text:continue-numbering="true">
        <text:list-item>
          <text:p text:style-name="P27">Una start-up de videojuegos usa conocimientos de economía y psicología, pero necesita procesos propios de administración para coordinar turnos, equipos y tareas.</text:p>
        </text:list-item>
      </text:list>
      <text:p text:style-name="P28">Unidad temporal.</text:p>
      <text:p text:style-name="P29"/>
      <text:p text:style-name="Normal"/>
      <text:list text:style-name="LFO1" text:continue-numbering="true">
        <text:list-item>
          <text:p text:style-name="P30">Un colegio organiza horarios, profesorado, materiales y actividades para que todo funcione, igual que haría una empresa o una ONG.</text:p>
        </text:list-item>
      </text:list>
      <text:p text:style-name="Párrafodelista"><text:span text:style-name="T31">Universalida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09-18T10:20:00Z</meta:creation-date>
    <dc:date>2025-09-18T10:30:00Z</dc:date>
    <meta:template xlink:href="Normal.dotm" xlink:type="simple"/>
    <meta:editing-cycles>1</meta:editing-cycles>
    <meta:editing-duration>PT600S</meta:editing-duration>
    <meta:document-statistic meta:page-count="2" meta:paragraph-count="3" meta:word-count="264" meta:character-count="1717" meta:row-count="12" meta:non-whitespace-character-count="1456"/>
  </office:meta>
</office:document-meta>
</file>